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722in" fo:margin-left="-0.3521in" table:align="left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597in"/>
    </style:style>
    <style:style style:name="Table1.C" style:family="table-column">
      <style:table-column-properties style:column-width="1.2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officeooo:rsid="00061934" officeooo:paragraph-rsid="0006193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46d3d"/>
    </style:style>
    <style:style style:name="P5" style:family="paragraph" style:parent-style-name="Text_20_body">
      <style:paragraph-properties fo:text-align="end" style:justify-single-word="false"/>
      <style:text-properties officeooo:rsid="00046d3d" officeooo:paragraph-rsid="00046d3d"/>
    </style:style>
    <style:style style:name="P6" style:family="paragraph" style:parent-style-name="Text_20_body">
      <style:text-properties officeooo:paragraph-rsid="00079870"/>
    </style:style>
    <style:style style:name="P7" style:family="paragraph" style:parent-style-name="Heading_20_1">
      <style:text-properties officeooo:rsid="00046d3d" officeooo:paragraph-rsid="00046d3d"/>
    </style:style>
    <style:style style:name="P8" style:family="paragraph" style:parent-style-name="Heading_20_1">
      <style:paragraph-properties fo:break-before="page"/>
      <style:text-properties officeooo:rsid="00079870" officeooo:paragraph-rsid="00079870"/>
    </style:style>
    <style:style style:name="P9" style:family="paragraph" style:parent-style-name="Heading_20_1">
      <style:paragraph-properties fo:break-before="page"/>
      <style:text-properties officeooo:rsid="00046d3d" officeooo:paragraph-rsid="00046d3d"/>
    </style:style>
    <style:style style:name="P10" style:family="paragraph" style:parent-style-name="List_20_Paragraph" style:list-style-name="L6"/>
    <style:style style:name="P11" style:family="paragraph" style:parent-style-name="List_20_Paragraph" style:list-style-name="L6">
      <style:text-properties officeooo:rsid="001c9e6c" officeooo:paragraph-rsid="001e3512"/>
    </style:style>
    <style:style style:name="P12" style:family="paragraph" style:list-style-name="L6"/>
    <style:style style:name="P13" style:family="paragraph" style:parent-style-name="Standard" style:list-style-name="L1">
      <style:text-properties officeooo:rsid="00061934" officeooo:paragraph-rsid="00061934"/>
    </style:style>
    <style:style style:name="P14" style:family="paragraph" style:parent-style-name="Standard" style:list-style-name="L2">
      <style:text-properties officeooo:rsid="00061934" officeooo:paragraph-rsid="00061934"/>
    </style:style>
    <style:style style:name="P15" style:family="paragraph" style:parent-style-name="Standard" style:list-style-name="L6">
      <style:text-properties officeooo:rsid="00147223" officeooo:paragraph-rsid="00147223"/>
    </style:style>
    <style:style style:name="P16" style:family="paragraph" style:parent-style-name="Standard" style:list-style-name="L6"/>
    <style:style style:name="P17" style:family="paragraph" style:parent-style-name="Standard" style:list-style-name="L6">
      <style:text-properties officeooo:rsid="001ad456" officeooo:paragraph-rsid="001ad456"/>
    </style:style>
    <style:style style:name="P18" style:family="paragraph" style:parent-style-name="Table_20_Contents">
      <style:text-properties officeooo:rsid="000d879a" officeooo:paragraph-rsid="000d879a"/>
    </style:style>
    <style:style style:name="P19" style:family="paragraph" style:parent-style-name="Table_20_Contents">
      <style:paragraph-properties fo:text-align="center" style:justify-single-word="false"/>
      <style:text-properties officeooo:rsid="000d879a" officeooo:paragraph-rsid="000d879a"/>
    </style:style>
    <style:style style:name="P20" style:family="paragraph" style:parent-style-name="Table_20_Contents">
      <style:text-properties officeooo:rsid="000f81f4" officeooo:paragraph-rsid="000f81f4"/>
    </style:style>
    <style:style style:name="P21" style:family="paragraph" style:parent-style-name="Table_20_Contents">
      <style:paragraph-properties fo:margin-left="0in" fo:margin-right="0in" fo:text-indent="0in" style:auto-text-indent="false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f81f4" officeooo:paragraph-rsid="000f81f4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879a" officeooo:paragraph-rsid="000d879a"/>
    </style:style>
    <style:style style:name="P24" style:family="paragraph" style:parent-style-name="Text_20_body" style:list-style-name="L4">
      <style:text-properties officeooo:paragraph-rsid="000a0a3d"/>
    </style:style>
    <style:style style:name="P25" style:family="paragraph" style:parent-style-name="Text_20_body" style:list-style-name="L4">
      <style:text-properties officeooo:paragraph-rsid="000b613c"/>
    </style:style>
    <style:style style:name="P26" style:family="paragraph" style:parent-style-name="Text_20_body" style:list-style-name="L4">
      <style:text-properties officeooo:rsid="000a0a3d" officeooo:paragraph-rsid="000a0a3d"/>
    </style:style>
    <style:style style:name="P27" style:family="paragraph" style:parent-style-name="Text_20_body" style:list-style-name="L4">
      <style:text-properties officeooo:rsid="000b613c" officeooo:paragraph-rsid="000b613c"/>
    </style:style>
    <style:style style:name="P28" style:family="paragraph" style:parent-style-name="Text_20_body" style:list-style-name="L4">
      <style:text-properties officeooo:rsid="000d879a" officeooo:paragraph-rsid="000d879a"/>
    </style:style>
    <style:style style:name="P29" style:family="paragraph" style:parent-style-name="Text_20_body" style:list-style-name="L6">
      <style:text-properties officeooo:paragraph-rsid="001151b1"/>
    </style:style>
    <style:style style:name="P30" style:family="paragraph" style:parent-style-name="Text_20_body" style:list-style-name="L4">
      <style:text-properties fo:font-size="11pt" officeooo:paragraph-rsid="000d879a" style:font-size-asian="11pt" style:font-size-complex="11pt"/>
    </style:style>
    <style:style style:name="P31" style:family="paragraph" style:parent-style-name="Text_20_body" style:list-style-name="L6">
      <style:text-properties officeooo:rsid="00133ffd" officeooo:paragraph-rsid="00133ffd"/>
    </style:style>
    <style:style style:name="P32" style:family="paragraph" style:parent-style-name="Text_20_body" style:list-style-name="L6">
      <style:text-properties officeooo:rsid="00147223" officeooo:paragraph-rsid="00147223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0133ffd" officeooo:paragraph-rsid="00133ffd"/>
    </style:style>
    <style:style style:name="P34" style:family="paragraph" style:parent-style-name="Text_20_body">
      <style:paragraph-properties fo:margin-left="0in" fo:margin-right="0in" fo:text-indent="0in" style:auto-text-indent="false" fo:break-before="page"/>
      <style:text-properties officeooo:rsid="00133ffd" officeooo:paragraph-rsid="00133ff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d3d" style:font-weight-asian="bold" style:font-weight-complex="bold"/>
    </style:style>
    <style:style style:name="T4" style:family="text">
      <style:text-properties officeooo:rsid="00046d3d"/>
    </style:style>
    <style:style style:name="T5" style:family="text">
      <style:text-properties officeooo:rsid="000a0a3d"/>
    </style:style>
    <style:style style:name="T6" style:family="text">
      <style:text-properties officeooo:rsid="000c66ee"/>
    </style:style>
    <style:style style:name="T7" style:family="text">
      <style:text-properties officeooo:rsid="000d879a"/>
    </style:style>
    <style:style style:name="T8" style:family="text">
      <style:text-properties style:font-name="Times New Roman" fo:font-size="13pt" style:font-size-asian="13pt" style:font-name-complex="Times New Roman1" style:font-size-complex="13pt"/>
    </style:style>
    <style:style style:name="T9" style:family="text">
      <style:text-properties style:font-name="Times New Roman" fo:font-size="13pt" fo:font-style="italic" style:font-size-asian="13pt" style:font-style-asian="italic" style:font-name-complex="Times New Roman1" style:font-size-complex="13pt" style:font-weight-complex="bold"/>
    </style:style>
    <style:style style:name="T10" style:family="text">
      <style:text-properties style:font-name="Symbol" fo:font-size="13pt" style:font-name-asian="Symbol1" style:font-size-asian="13pt" style:font-name-complex="Symbol1" style:font-size-complex="13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f81f4"/>
    </style:style>
    <style:style style:name="T13" style:family="text">
      <style:text-properties officeooo:rsid="000f81f4"/>
    </style:style>
    <style:style style:name="T14" style:family="text">
      <style:text-properties officeooo:rsid="001151b1"/>
    </style:style>
    <style:style style:name="T15" style:family="text">
      <style:text-properties officeooo:rsid="00133ffd"/>
    </style:style>
    <style:style style:name="T16" style:family="text">
      <style:text-properties officeooo:rsid="00147223"/>
    </style:style>
    <style:style style:name="T17" style:family="text">
      <style:text-properties style:font-name-complex="Calibri"/>
    </style:style>
    <style:style style:name="T18" style:family="text">
      <style:text-properties officeooo:rsid="001e35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4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5in" fo:text-indent="-0.05in" fo:margin-left="1.0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0.3in" fo:margin-left="0.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1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обрнауки России</text:p>
      <text:p text:style-name="P2">Федеральное государственное автономное образовательное учреждение высшего образования <text:line-break/>«Национальный исследовательский университет </text:p>
      <text:p text:style-name="P2">«Московский институт электронной техники»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Домашнее задание по дисциплине</text:p>
      <text:p text:style-name="P2"><text:s/>«БЕЗОПАСНОСТЬ ЖИЗНЕДЕЯТЕЛЬНОСТИ»</text:p>
      <text:p text:style-name="P2"><text:span text:style-name="T1">на тему </text:span><text:span text:style-name="T2">«Анализ БЖД на </text:span><text:span text:style-name="T3">рабочем месте: </text:span><text:span text:style-name="T2">Участок газового и плазмохимического травления»</text:span></text:p>
      <text:p text:style-name="P2"/>
      <text:p text:style-name="P2">Вариант <text:span text:style-name="T4">5</text:span></text:p>
      <text:p text:style-name="Text_20_body"/>
      <text:p text:style-name="Text_20_body"/>
      <text:p text:style-name="Text_20_body"/>
      <text:p text:style-name="Text_20_body"/>
      <text:p text:style-name="P4"><text:s text:c="63"/>Выполнил ст. гр. <text:span text:style-name="T4">РТ-21 </text:span></text:p>
      <text:p text:style-name="P5">Батурин Георгий Алексеевич</text:p>
      <text:p text:style-name="P3"><text:s text:c="10"/><text:tab/><text:tab/><text:tab/><text:tab/><text:tab/> <text:s text:c="7"/>Проверил: ст. преп. каф. ПЭ Никулина И.М.<text:tab/></text:p>
      <text:p text:style-name="Text_20_body"/>
      <text:p text:style-name="Text_20_body"/>
      <text:p text:style-name="Text_20_body"/>
      <text:p text:style-name="P2">2020 г.</text:p>
      <text:h text:style-name="P8" text:outline-level="1"/>
      <text:p text:style-name="P6"/>
      <text:h text:style-name="P9" text:outline-level="1">Введение</text:h>
      <text:p text:style-name="Standard">Человек и окружающая его среда гармонично взаимодействуют и развиваются лишь в условиях, когда потоки энергии, вещества и информации находятся в пределах, благоприятно воспринимаемых человеком и природной средой. Любое превышение привычных уровней потоков сопровождается негативными воздействиями на человека, техносферу и/или природную среду. В естественных условиях такие воздействия наблюдаются при изменении климата и стихийных явлениях. В условиях техносферы негативные воздействия обусловлены элементами техносферы (машины, сооружения и т.п.) и действиями человека.</text:p>
      <text:p text:style-name="Standard">Особо остро проявляются проблемы обеспечения безопасности человека непосредственно на предприятиях, где зоны формирования различных опасных и вредных факторов практически пронизывают всю производственную среду, в которой осуществляется трудовая деятельность персонала.</text:p>
      <text:p text:style-name="Standard">Так, характерной особенностью современного производства является применение на одном предприятии, в цехе, а часто и на производственном участке самых разнообразных технологических процессов, сложных по своей физико-химической основе, реализуемых на современном высокопроизводительном оборудовании с использованием широкой номенклатуры технологических материалов. При этом современному производству свойственна также быстрая смена технологий, обновление оборудования, внедрение новых процессов и материалов, которые часто недостаточно изучены с точки зрения негативных последствий их применения.</text:p>
      <text:p text:style-name="Standard">На большинстве предприятий широко применяются высокотоксичные, легко воспламеняющиеся вещества, различного рода излучения, технологические процессы зачастую сопровождаются значительными уровнями шума, вибрации, ультра- и инфразвука, жесткими и стабильными параметрами микроклимата, большинство операций производится в условиях высокого зрительного напряжения, запыленности и загазованности.</text:p>
      <text:p text:style-name="Standard">В тоже время на многих предприятиях используются высокомеханизированное и автоматическое оборудование, оснащенное электронно-вычислительной техникой, поточно-механизированные линии, работы и манипуляторы с программным управлением и другие современные станки и оборудование. В связи с этим увеличивается потенциальная опасность <text:soft-page-break/>возникновения травмоопасных ситуаций, степень риска возникновения профессионального заболевания, существенного воздействия условий труда на состояние здоровья работающих.</text:p>
      <text:p text:style-name="Standard">Сложность технологических процессов, высокие требования к точности технологических режимов в значительной мере исключают возможность непосредственного воздействия на технологические процессы для повышения безопасности, т.е. исключается «борьба в источнике».</text:p>
      <text:p text:style-name="Standard">Поэтому центр тяжести мероприятий переносится на создание новых технологий, а также устройств, снижающих вредное влияние технологических процессов на обслуживающий персонал, на создание эффективных организационных и управленческих воздействий.</text:p>
      <text:p text:style-name="P1">Моей задачей является:</text:p>
      <text:list xml:id="list3025888268" text:style-name="L1">
        <text:list-item>
          <text:p text:style-name="P13">Раскрыть вопрос БЖД на участке газового и плазмохимического тавления.</text:p>
        </text:list-item>
        <text:list-item>
          <text:p text:style-name="P13">Раскрыть характеристики и методы расчета искусственного освещения.</text:p>
        </text:list-item>
      </text:list>
      <text:p text:style-name="P1">Цели работы:</text:p>
      <text:list xml:id="list2903172200" text:style-name="L2">
        <text:list-item>
          <text:p text:style-name="P14">рассмотреть потенциальные опасности для жизни и здоровья человека, ведущего работы на участке газового и плазмохимического травления.</text:p>
        </text:list-item>
        <text:list-item>
          <text:p text:style-name="P14">рассмотреть мерояприятия, которые способствуют снижению опасности.</text:p>
        </text:list-item>
        <text:list-item>
          <text:p text:style-name="P14">Рассмотреть характеристики и методы расчеты искуственного освещения.</text:p>
        </text:list-item>
      </text:list>
      <text:h text:style-name="P7" text:outline-level="1">Анализ БЖД на рабочем месте: участок газово<text:tab/>го и плазмохимического травления</text:h>
      <text:list xml:id="list3107239383" text:style-name="L4">
        <text:list-item>
          <text:p text:style-name="P26">Декомпозиция анализируемых объектов:</text:p>
          <text:list>
            <text:list-item>
              <text:p text:style-name="P26">Предмет труда. Травление интегральных схем, с помщью газового и плазмохимического травления</text:p>
            </text:list-item>
            <text:list-item>
              <text:p text:style-name="P24"><text:span text:style-name="T5">Средства труда. Завод, химически активные газы, </text:span><text:span text:style-name="T6">вакуумная установка</text:span></text:p>
            </text:list-item>
            <text:list-item>
              <text:p text:style-name="P24"><text:span text:style-name="T5">Продукт труда. </text:span><text:span text:style-name="T6">Заготовка интегральной схемы.</text:span></text:p>
            </text:list-item>
            <text:list-item>
              <text:p text:style-name="P24"><text:span text:style-name="T5">Технологический процесс травления:</text:span></text:p>
              <text:list>
                <text:list-item>
                  <text:p text:style-name="P27">Осмотр пластины.</text:p>
                </text:list-item>
                <text:list-item>
                  <text:p text:style-name="P25"><text:soft-page-break/><text:span text:style-name="T6">Д</text:span>оставка плазмообразующего газа, пара или смеси в камеру вакуумной установки.</text:p>
                </text:list-item>
                <text:list-item>
                  <text:p text:style-name="P25"><text:span text:style-name="T6">О</text:span>бразование химически активных частиц в газовом разряде.</text:p>
                </text:list-item>
                <text:list-item>
                  <text:p text:style-name="P25"><text:span text:style-name="T6">Д</text:span>оставка их к обрабатываемой поверхности.</text:p>
                </text:list-item>
                <text:list-item>
                  <text:p text:style-name="P25"><text:span text:style-name="T6">Х</text:span>имические реакции с образованием легко летучих соединений.</text:p>
                </text:list-item>
                <text:list-item>
                  <text:p text:style-name="P25"><text:span text:style-name="T6">Д</text:span>есорбция и удаление образующихся летучих соединений через откачную систему вакуумной установки.</text:p>
                </text:list-item>
              </text:list>
            </text:list-item>
            <text:list-item>
              <text:p text:style-name="P28">Производственная среда.</text:p>
            </text:list-item>
            <text:list-item>
              <text:p text:style-name="P28">Природно-климатическая среда. Средняя полоса России, г. Зеленоград.</text:p>
              <text:list>
                <text:list-header>
                  <text:p text:style-name="P30"><text:span text:style-name="T7">Характеристики и параметры наружного воздуха по данным метеостанций </text:span>(г. Истра, г. Дмитров, г. Клин, Лосиный остров).</text:p>
                </text:list-header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Line94807331798992">
          <table:table-cell table:style-name="Table1.A1" table:number-rows-spanned="2" office:value-type="string">
            <text:p text:style-name="P18">Параметры и характеристики <text:s/>наружного воздуха</text:p>
          </table:table-cell>
          <table:table-cell table:style-name="Table1.B1" table:number-columns-spanned="4" office:value-type="string">
            <text:p text:style-name="P19">Периоды года</text:p>
          </table:table-cell>
          <table:covered-table-cell/>
          <table:covered-table-cell/>
          <table:covered-table-cell/>
        </table:table-row>
        <table:table-row table:style-name="TableLine94807331798992">
          <table:covered-table-cell/>
          <table:table-cell table:style-name="Table1.A2" table:number-columns-spanned="2" office:value-type="string">
            <text:p text:style-name="P18">Теплый период года</text:p>
          </table:table-cell>
          <table:covered-table-cell/>
          <table:table-cell table:style-name="Table1.D2" table:number-columns-spanned="2" office:value-type="string">
            <text:p text:style-name="P18">Холодный период года</text:p>
          </table:table-cell>
          <table:covered-table-cell/>
        </table:table-row>
        <table:table-row table:style-name="TableLine94807331798992">
          <table:table-cell table:style-name="Table1.A2" office:value-type="string">
            <text:p text:style-name="P18">Температура, <text:span text:style-name="T10"></text:span><text:span text:style-name="T8">С</text:span></text:p>
          </table:table-cell>
          <table:table-cell table:style-name="Table1.A2" office:value-type="string">
            <text:p text:style-name="P23">19 – 27</text:p>
          </table:table-cell>
          <table:table-cell table:style-name="Table1.A2" office:value-type="string">
            <text:p text:style-name="P22">18 – 26</text:p>
          </table:table-cell>
          <table:table-cell table:style-name="Table1.A2" office:value-type="string">
            <text:p text:style-name="Table_20_Contents">-<text:span text:style-name="T13">14 – -25</text:span></text:p>
          </table:table-cell>
          <table:table-cell table:style-name="Table1.D2" office:value-type="string">
            <text:p text:style-name="P21">-<text:span text:style-name="T13">10 – -14</text:span></text:p>
          </table:table-cell>
        </table:table-row>
        <table:table-row table:style-name="TableLine94807331798992">
          <table:table-cell table:style-name="Table1.A2" office:value-type="string">
            <text:p text:style-name="P18">Отн. влажн., %</text:p>
          </table:table-cell>
          <table:table-cell table:style-name="Table1.A2" office:value-type="string">
            <text:p text:style-name="P22">46 – 67</text:p>
          </table:table-cell>
          <table:table-cell table:style-name="Table1.A2" office:value-type="string">
            <text:p text:style-name="P22">45 – 68</text:p>
          </table:table-cell>
          <table:table-cell table:style-name="Table1.A2" office:value-type="string">
            <text:p text:style-name="P22">67 – 83</text:p>
          </table:table-cell>
          <table:table-cell table:style-name="Table1.D2" office:value-type="string">
            <text:p text:style-name="P22">65 – 85</text:p>
          </table:table-cell>
        </table:table-row>
        <table:table-row table:style-name="TableLine94807331798992">
          <table:table-cell table:style-name="Table1.A2" office:value-type="string">
            <text:p text:style-name="P18">Запыл., мг/м<text:span text:style-name="T11">3</text:span></text:p>
          </table:table-cell>
          <table:table-cell table:style-name="Table1.A2" office:value-type="string">
            <text:p text:style-name="P22">0,7 – 1.2</text:p>
          </table:table-cell>
          <table:table-cell table:style-name="Table1.A2" office:value-type="string">
            <text:p text:style-name="P22">0.8 – 1.3</text:p>
          </table:table-cell>
          <table:table-cell table:style-name="Table1.A2" office:value-type="string">
            <text:p text:style-name="P22">0.9 – 4.3</text:p>
          </table:table-cell>
          <table:table-cell table:style-name="Table1.D2" office:value-type="string">
            <text:p text:style-name="P22">0.9 – 5.0</text:p>
          </table:table-cell>
        </table:table-row>
        <table:table-row table:style-name="TableLine94807331798992">
          <table:table-cell table:style-name="Table1.A2" office:value-type="string">
            <text:p text:style-name="P18">Солн. <text:span text:style-name="T13">рад., Вт/м</text:span><text:span text:style-name="T12">2</text:span></text:p>
          </table:table-cell>
          <table:table-cell table:style-name="Table1.A2" office:value-type="string">
            <text:p text:style-name="P22">180 – 220</text:p>
          </table:table-cell>
          <table:table-cell table:style-name="Table1.A2" office:value-type="string">
            <text:p text:style-name="P22">180 – 220</text:p>
          </table:table-cell>
          <table:table-cell table:style-name="Table1.A2" office:value-type="string">
            <text:p text:style-name="P22">20 – 40</text:p>
          </table:table-cell>
          <table:table-cell table:style-name="Table1.D2" office:value-type="string">
            <text:p text:style-name="P22">19 – 40</text:p>
          </table:table-cell>
        </table:table-row>
        <table:table-row table:style-name="TableLine94807331798992">
          <table:table-cell table:style-name="Table1.A2" office:value-type="string">
            <text:p text:style-name="P20">Водность тумана и дождей, г/м<text:span text:style-name="T11">3</text:span></text:p>
          </table:table-cell>
          <table:table-cell table:style-name="Table1.A2" office:value-type="string">
            <text:p text:style-name="P22">0.172 – 4.3 </text:p>
          </table:table-cell>
          <table:table-cell table:style-name="Table1.A2" office:value-type="string">
            <text:p text:style-name="P22">1.0 – 4.5</text:p>
          </table:table-cell>
          <table:table-cell table:style-name="Table1.A2" office:value-type="string">
            <text:p text:style-name="P22">0.34 – 2.7</text:p>
          </table:table-cell>
          <table:table-cell table:style-name="Table1.D2" office:value-type="string">
            <text:p text:style-name="P22">0.3 – 3.1</text:p>
          </table:table-cell>
        </table:table-row>
        <table:table-row table:style-name="TableLine94807331798992">
          <table:table-cell table:style-name="Table1.A2" office:value-type="string">
            <text:p text:style-name="P20">Снежность метелей, г/м<text:span text:style-name="T11">3</text:span></text:p>
          </table:table-cell>
          <table:table-cell table:style-name="Table1.A2" office:value-type="string">
            <text:p text:style-name="P22">– </text:p>
          </table:table-cell>
          <table:table-cell table:style-name="Table1.A2" office:value-type="string">
            <text:p text:style-name="P22">–</text:p>
          </table:table-cell>
          <table:table-cell table:style-name="Table1.A2" office:value-type="string">
            <text:p text:style-name="P22">2.3 – 6.3</text:p>
          </table:table-cell>
          <table:table-cell table:style-name="Table1.D2" office:value-type="string">
            <text:p text:style-name="P22">4.3 – 7.0</text:p>
          </table:table-cell>
        </table:table-row>
        <table:table-row table:style-name="TableLine94807331798992">
          <table:table-cell table:style-name="Table1.A2" office:value-type="string">
            <text:p text:style-name="P20">Скорость ветра, м/с</text:p>
          </table:table-cell>
          <table:table-cell table:style-name="Table1.A2" office:value-type="string">
            <text:p text:style-name="P22">3.2 – 6.4</text:p>
          </table:table-cell>
          <table:table-cell table:style-name="Table1.A2" office:value-type="string">
            <text:p text:style-name="P22">3.3 – 6.8</text:p>
          </table:table-cell>
          <table:table-cell table:style-name="Table1.A2" office:value-type="string">
            <text:p text:style-name="P22">2.7 – 7.8</text:p>
          </table:table-cell>
          <table:table-cell table:style-name="Table1.D2" office:value-type="string">
            <text:p text:style-name="P22">2.3 – 12.0</text:p>
          </table:table-cell>
        </table:table-row>
        <table:table-row table:style-name="TableLine94807331798992">
          <table:table-cell table:style-name="Table1.A2" office:value-type="string">
            <text:p text:style-name="P20">Газосодержание (примеси вредных газов), г/кг</text:p>
          </table:table-cell>
          <table:table-cell table:style-name="Table1.A2" office:value-type="string">
            <text:p text:style-name="P22">0.006</text:p>
          </table:table-cell>
          <table:table-cell table:style-name="Table1.A2" office:value-type="string">
            <text:p text:style-name="P22">0.009</text:p>
          </table:table-cell>
          <table:table-cell table:style-name="Table1.A2" office:value-type="string">
            <text:p text:style-name="P22">0.002</text:p>
          </table:table-cell>
          <table:table-cell table:style-name="Table1.D2" office:value-type="string">
            <text:p text:style-name="P22">0.006</text:p>
          </table:table-cell>
        </table:table-row>
      </table:table>
      <text:list xml:id="list938179084" text:style-name="L6">
        <text:list-item>
          <text:list>
            <text:list-header>
              <text:p text:style-name="P29"><text:soft-page-break/><text:span text:style-name="T16">1.7.<text:tab/></text:span><text:span text:style-name="T14">Флора и фауна. </text:span>Требования к помещению и технологическому процессу исключают наличие представителей флоры и фауны на рабочем месте и в помещении в целом.</text:p>
              <text:p text:style-name="P29"><text:span text:style-name="T16">1.8.<text:tab/></text:span><text:span text:style-name="T14">Люди. </text:span>К самостоятельному выполнению работ, <text:span text:style-name="T14">связанных с травлением кремниевых пластин, </text:span><text:span text:style-name="T15">допускаются лица не моложе 18 лет, прошедшие медецинский осмотр, прослушавшие инструктаж по охране труда и технике безопасности, обучение и аттестацию на право работ, связанных с травлением кремнивыех пластин.</text:span></text:p>
            </text:list-header>
          </text:list>
        </text:list-item>
        <text:list-item>
          <text:p text:style-name="P31">Составление перечня факторов обитаемости.</text:p>
          <text:list>
            <text:list-item>
              <text:p text:style-name="P32">Физические:</text:p>
              <text:list>
                <text:list-item>
                  <text:p text:style-name="P32">Надо написать физические опасности</text:p>
                </text:list-item>
              </text:list>
            </text:list-item>
            <text:list-item>
              <text:p text:style-name="P32">Химические:</text:p>
              <text:list>
                <text:list-item>
                  <text:p text:style-name="P32">Описать все химические опасности</text:p>
                </text:list-item>
              </text:list>
            </text:list-item>
            <text:list-item>
              <text:p text:style-name="P16">Биологические - вирусы, бактерии, грибки, разносчиками которых могут быть люди, работающие в производственном помещении.</text:p>
            </text:list-item>
            <text:list-item>
              <text:p text:style-name="P15">Психофизиологические:</text:p>
              <text:list>
                <text:list-item>
                  <text:p text:style-name="P15">Повышенная напряженность</text:p>
                </text:list-item>
                <text:list-item>
                  <text:p text:style-name="P15">Монотонность труда</text:p>
                </text:list-item>
                <text:list-item>
                  <text:p text:style-name="P15">НАДО ДОПОЛНИТЬ</text:p>
                </text:list-item>
              </text:list>
            </text:list-item>
          </text:list>
        </text:list-item>
        <text:list-item>
          <text:p text:style-name="P16">Количественная и качественная оценка факторов обитаемости</text:p>
          <text:list>
            <text:list-item>
              <text:p text:style-name="P17">Содержание кислорода (по объему) в воздухе производственного помещения должна быть не ниже 19%.</text:p>
            </text:list-item>
            <text:list-item>
              <text:p text:style-name="P17">Освещение рабочего места состовляет около 300 лк.</text:p>
            </text:list-item>
            <text:list-item>
              <text:p text:style-name="P17">Концентрации вредных веществ в воздухе рабочей зоны не превышает предельно допустимых норм.</text:p>
            </text:list-item>
            <text:list-item>
              <text:p text:style-name="P10">Относительная влажность должна составлять 40-60%.</text:p>
            </text:list-item>
            <text:list-item>
              <text:p text:style-name="P10">Уровень звукового давления около 70 дБ (при использовании дополнительного обдува при большой мощности изделия).</text:p>
            </text:list-item>
            <text:list-item>
              <text:p text:style-name="P10">Скорость движения воздуха должна составлять не более 0,3 м/с в холодный (или переходный) и 0,5 м/с в тёплый периоды времени</text:p>
            </text:list-item>
          </text:list>
        </text:list-item>
        <text:list-item>
          <text:p text:style-name="P16"><text:soft-page-break/>Сравнение результатов оценки факторов с нормами и допустимыми значениями с целью выявления опасных и вредных производственных факторов.</text:p>
          <text:list>
            <text:list-item>
              <text:p text:style-name="P10">ГОСТ 12.1.005-88 «Общие санитарно-гигиенические требования к воздуху рабочей зоны». Минимальное содержания кислорода в воздухе для помещений 20,5%. </text:p>
            </text:list-item>
            <text:list-item>
              <text:p text:style-name="P10"/>
            </text:list-item>
          </text:list>
        </text:list-item>
        <text:list-item>
          <text:p text:style-name="P10">Комплексная оценка условий жизнедеятельности и возможности возникновения опасных ситуаций.</text:p>
          <text:list>
            <text:list-item>
              <text:p text:style-name="P11"><text:span text:style-name="T17">Категории тяжести и напряженности труда.</text:span></text:p>
              <text:list>
                <text:list-item>
                  <text:p text:style-name="P11">По тяжести труда оценивается труд <text:span text:style-name="T18">оператора травления изделий микроэлектроники</text:span> как оптимальный (работы производятся сидя, не требуют систематического физического напряжения, поднятия и переноски тяжестей). </text:p>
                </text:list-item>
                <text:list-item>
                  <text:p text:style-name="P11"/>
                </text:list-item>
              </text:list>
            </text:list-item>
          </text:list>
        </text:list-item>
      </text:list>
      <text:p text:style-name="P34">Что я использовал: </text:p>
      <text:p text:style-name="P33">в целом про травление:</text:p>
      <text:p text:style-name="P33"><text:a xlink:type="simple" xlink:href="https://3ys.ru/osnovy-mikroelektroniki/travlenie.html" text:style-name="Internet_20_link" text:visited-style-name="Visited_20_Internet_20_Link">https://3ys.ru/osnovy-mikroelektroniki/travlenie.html</text:a></text:p>
      <text:p text:style-name="P33"><text:a xlink:type="simple" xlink:href="https://lektsii.org/7-16413.html" text:style-name="Internet_20_link" text:visited-style-name="Visited_20_Internet_20_Link">https://lektsii.org/7-16413.html</text:a></text:p>
      <text:p text:style-name="P33"><text:a xlink:type="simple" xlink:href="https://studfile.net/preview/2716066" text:style-name="Internet_20_link" text:visited-style-name="Visited_20_Internet_20_Link">https://studfile.net/preview/2716066</text:a></text:p>
      <text:p text:style-name="P33"><text:a xlink:type="simple" xlink:href="https://www.rusnano.com/upload/images/sitefiles/files/ПС%20Оператор%20прециз%20травления%20изд%20микроэлектроники.pdf" text:style-name="Internet_20_link" text:visited-style-name="Visited_20_Internet_20_Link">https://www.rusnano.com/upload/images/sitefiles/files/%D0%9F%D0%A1%20%D0%9E%D0%BF%D0%B5%D1%80%D0%B0%D1%82%D0%BE%D1%80%20%D0%BF%D1%80%D0%B5%D1%86%D0%B8%D0%B7%20%D1%82%D1%80%D0%B0%D0%B2%D0%BB%D0%B5%D0%BD%D0%B8%D1%8F%20%D0%B8%D0%B7%D0%B4%20%D0%BC%D0%B8%D0%BA%D1%80%D0%BE%D1%8D%D0%BB%D0%B5%D0%BA%D1%82%D1%80%D0%BE%D0%BD%D0%B8%D0%BA%D0%B8.pdf</text:a></text:p>
      <text:p text:style-name="P33"><text:a xlink:type="simple" xlink:href="http://window.edu.ru/resource/784/76784/files/plazmohim.pdf" text:style-name="Internet_20_link" text:visited-style-name="Visited_20_Internet_20_Link">http://window.edu.ru/resource/784/76784/files/plazmohim.pdf</text:a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line-height="115%" fo:text-align="justify" style:justify-single-word="false" fo:text-indent="0.2953in" style:auto-text-indent="false"/>
      <style:text-properties style:font-name="Liberation Sans" fo:font-family="'Liberation Sans'" style:font-style-name="Regular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По_20_центру" style:display-name="По центру" style:family="paragraph" style:parent-style-name="Standard" style:default-outline-level="">
      <style:paragraph-properties fo:margin-left="0in" fo:margin-right="0in" fo:line-height="150%" fo:text-align="center" style:justify-single-word="false" fo:text-indent="0in" style:auto-text-indent="false"/>
      <style:text-properties fo:font-size="13pt" fo:font-weight="normal" style:font-size-asian="13pt" style:font-weight-asian="normal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fo:font-style="normal" fo:font-weight="normal" style:font-style-asian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style="normal" fo:font-weight="normal" style:font-style-asian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047in" fo:margin-left="0.5in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0.2953in" fo:text-indent="0.0783in" fo:margin-left="0.5516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4" text:style-name="ListLabel_20_7" style:num-format="а, б, .., аа, аб, ... (ru)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11:15.264972440</meta:creation-date>
    <dc:date>2021-05-27T00:46:38.908814011</dc:date>
    <meta:editing-duration>P2DT9H32M17S</meta:editing-duration>
    <meta:editing-cycles>12</meta:editing-cycles>
    <meta:generator>LibreOffice/7.1.3.2$Linux_X86_64 LibreOffice_project/10$Build-2</meta:generator>
    <meta:document-statistic meta:table-count="1" meta:image-count="0" meta:object-count="0" meta:page-count="8" meta:paragraph-count="118" meta:word-count="913" meta:character-count="7914" meta:non-whitespace-character-count="7035"/>
  </office:meta>
</office:document-meta>
</file>